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dc23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579d1c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0099ff" draw:textarea-horizontal-align="center" draw:textarea-vertical-align="middle"/>
    </style:style>
    <style:style style:name="gr9" style:family="graphic" style:parent-style-name="standard">
      <style:graphic-properties draw:fill="solid" draw:fill-color="#ff3366" draw:textarea-horizontal-align="center" draw:textarea-vertical-align="middle"/>
    </style:style>
    <style:style style:name="gr10" style:family="graphic" style:parent-style-name="standard">
      <style:graphic-properties draw:fill="solid" draw:fill-color="#00ae00" draw:textarea-horizontal-align="center" draw:textarea-vertical-align="middle"/>
    </style:style>
    <style:style style:name="gr11" style:family="graphic" style:parent-style-name="standard">
      <style:graphic-properties draw:fill="solid" draw:fill-color="#ff420e"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47b8b8" draw:fill="none" draw:fill-color="#ff00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0000ff" draw:textarea-horizontal-align="center" draw:textarea-vertical-align="middle"/>
    </style:style>
    <style:style style:name="gr15" style:family="graphic" style:parent-style-name="standard">
      <style:graphic-properties draw:fill="solid" draw:fill-color="#ff0000" draw:textarea-horizontal-align="center" draw:textarea-vertical-align="middle"/>
    </style:style>
    <style:style style:name="gr16" style:family="graphic" style:parent-style-name="standard">
      <style:graphic-properties draw:fill="solid" draw:fill-color="#ffff66" draw:textarea-horizontal-align="center" draw:textarea-vertical-align="middle"/>
    </style:style>
    <style:style style:name="gr17" style:family="graphic" style:parent-style-name="standard">
      <style:graphic-properties draw:fill="solid" draw:fill-color="#cc6633" draw:textarea-horizontal-align="center" draw:textarea-vertical-align="middle"/>
    </style:style>
    <style:style style:name="gr18" style:family="graphic" style:parent-style-name="standard">
      <style:graphic-properties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c0c0c0" draw:textarea-horizontal-align="center" draw:textarea-vertical-align="middle"/>
    </style:style>
    <style:style style:name="gr21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text-align="center"/>
      <style:text-properties fo:color="#ffffff" fo:text-shadow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/>
    </style:style>
    <style:style style:name="T6" style:family="text">
      <style:text-properties fo:color="#ffffff" fo:text-shadow="none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715cm" svg:height="11.767cm" svg:x="2.39cm" svg:y="7.38cm">
          <text:p/>
        </draw:rect>
        <draw:rect draw:style-name="gr2" draw:text-style-name="P3" draw:layer="layout" svg:width="13.5cm" svg:height="0.5cm" svg:x="2.5cm" svg:y="7.5cm">
          <text:p text:style-name="P2"><text:span text:style-name="T1">ASD-TD</text:span></text:p>
        </draw:rect>
        <draw:rect draw:style-name="gr3" draw:text-style-name="P1" draw:layer="layout" svg:width="0.5cm" svg:height="0.5cm" svg:x="16.5cm" svg:y="7.5cm">
          <text:p/>
        </draw:rect>
        <draw:line draw:style-name="gr4" draw:text-style-name="P1" draw:layer="layout" svg:x1="16.897cm" svg:y1="7.606cm" svg:x2="16.645cm" svg:y2="7.8cm">
          <text:p/>
        </draw:line>
        <draw:line draw:style-name="gr4" draw:text-style-name="P1" draw:layer="layout" svg:x1="16.645cm" svg:y1="7.606cm" svg:x2="16.9cm" svg:y2="7.8cm">
          <text:p/>
        </draw:line>
        <draw:rect draw:style-name="gr5" draw:text-style-name="P4" draw:layer="layout" svg:width="5cm" svg:height="4.5cm" svg:x="12cm" svg:y="13.5cm">
          <text:p text:style-name="P4"><text:span text:style-name="T2">Infos d'une créature</text:span></text:p>
          <text:p text:style-name="P4"><text:span text:style-name="T2">sélectionnée</text:span></text:p>
        </draw:rect>
        <draw:rect draw:style-name="gr6" draw:text-style-name="P1" draw:layer="layout" svg:width="9.5cm" svg:height="9.5cm" svg:x="2.5cm" svg:y="8.5cm">
          <text:p/>
        </draw:rect>
        <draw:rect draw:style-name="gr2" draw:text-style-name="P5" draw:layer="layout" svg:width="5cm" svg:height="1cm" svg:x="12cm" svg:y="18cm">
          <text:p text:style-name="P5"><text:span text:style-name="T3">Lancer vague no 2</text:span></text:p>
        </draw:rect>
        <draw:rect draw:style-name="gr7" draw:text-style-name="P3" draw:layer="layout" svg:width="9.5cm" svg:height="1cm" svg:x="2.5cm" svg:y="18cm">
          <text:p text:style-name="P3">Vague 1 : 5 créatures résistantes</text:p>
          <text:p text:style-name="P3">Vague 2 : 10 créatures rapides</text:p>
        </draw:rect>
        <draw:rect draw:style-name="gr8" draw:text-style-name="P4" draw:layer="layout" svg:width="5cm" svg:height="3cm" svg:x="12cm" svg:y="10.5cm">
          <text:p text:style-name="P4"><text:span text:style-name="T2">Infos d'une tour</text:span></text:p>
          <text:p text:style-name="P4"><text:span text:style-name="T2">sélectionnée</text:span></text:p>
        </draw:rect>
        <draw:rect draw:style-name="gr9" draw:text-style-name="P6" draw:layer="layout" svg:width="5cm" svg:height="1cm" svg:x="12cm" svg:y="9.5cm">
          <text:p/>
        </draw:rect>
        <draw:rect draw:style-name="gr7" draw:text-style-name="P4" draw:layer="layout" svg:width="5cm" svg:height="1cm" svg:x="12cm" svg:y="8.5cm">
          <text:p text:style-name="P4"><text:span text:style-name="T2">Infos du jeu</text:span></text:p>
        </draw:rect>
        <draw:rect draw:style-name="gr2" draw:text-style-name="P7" draw:layer="layout" svg:width="1.5cm" svg:height="0.5cm" svg:x="12.758cm" svg:y="12.677cm">
          <text:p text:style-name="P7"><text:span text:style-name="T4">améliorer</text:span></text:p>
        </draw:rect>
        <draw:rect draw:style-name="gr2" draw:text-style-name="P7" draw:layer="layout" svg:width="1.5cm" svg:height="0.5cm" svg:x="14.824cm" svg:y="12.693cm">
          <text:p text:style-name="P7"><text:span text:style-name="T4">vendre</text:span></text:p>
        </draw:rect>
        <draw:circle draw:style-name="gr10" draw:text-style-name="P8" draw:layer="layout" svg:width="1cm" svg:height="1cm" svg:x="10.5cm" svg:y="9.5cm">
          <text:p text:style-name="P8"><text:span text:style-name="T5">départ</text:span></text:p>
        </draw:circle>
        <draw:circle draw:style-name="gr11" draw:text-style-name="P8" draw:layer="layout" svg:width="1cm" svg:height="1cm" svg:x="10.5cm" svg:y="16cm">
          <text:p text:style-name="P8"><text:span text:style-name="T5">Arrivée</text:span></text:p>
        </draw:circle>
        <draw:rect draw:style-name="gr12" draw:text-style-name="P1" draw:layer="layout" svg:width="0.5cm" svg:height="9.5cm" svg:x="2.5cm" svg:y="8.5cm">
          <text:p/>
        </draw:rect>
        <draw:rect draw:style-name="gr12" draw:text-style-name="P1" draw:layer="layout" svg:width="9cm" svg:height="0.5cm" svg:x="3cm" svg:y="8.5cm">
          <text:p/>
        </draw:rect>
        <draw:rect draw:style-name="gr12" draw:text-style-name="P1" draw:layer="layout" svg:width="9cm" svg:height="0.5cm" svg:x="3cm" svg:y="17.5cm">
          <text:p/>
        </draw:rect>
        <draw:rect draw:style-name="gr12" draw:text-style-name="P1" draw:layer="layout" svg:width="7cm" svg:height="4.5cm" svg:x="5cm" svg:y="11cm">
          <text:p/>
        </draw:rect>
        <draw:frame draw:style-name="gr13" draw:text-style-name="P9" draw:layer="layout" svg:width="4.342cm" svg:height="0.963cm" svg:x="6.778cm" svg:y="12.815cm">
          <draw:text-box>
            <text:p text:style-name="P9"><text:span text:style-name="T6">Terrain de jeu</text:span></text:p>
          </draw:text-box>
        </draw:frame>
        <draw:rect draw:style-name="gr14" draw:text-style-name="P1" draw:layer="layout" svg:width="0.5cm" svg:height="0.5cm" svg:x="4.5cm" svg:y="11cm">
          <text:p/>
        </draw:rect>
        <draw:rect draw:style-name="gr15" draw:text-style-name="P1" draw:layer="layout" svg:width="0.5cm" svg:height="0.5cm" svg:x="4cm" svg:y="11cm">
          <text:p/>
        </draw:rect>
        <draw:rect draw:style-name="gr14" draw:text-style-name="P1" draw:layer="layout" svg:width="0.5cm" svg:height="0.5cm" svg:x="3.5cm" svg:y="11cm">
          <text:p/>
        </draw:rect>
        <draw:rect draw:style-name="gr14" draw:text-style-name="P1" draw:layer="layout" svg:width="0.5cm" svg:height="0.5cm" svg:x="3cm" svg:y="12cm">
          <text:p/>
        </draw:rect>
        <draw:rect draw:style-name="gr15" draw:text-style-name="P1" draw:layer="layout" svg:width="0.5cm" svg:height="0.5cm" svg:x="3.5cm" svg:y="12cm">
          <text:p/>
        </draw:rect>
        <draw:rect draw:style-name="gr14" draw:text-style-name="P1" draw:layer="layout" svg:width="0.5cm" svg:height="0.5cm" svg:x="4cm" svg:y="12cm">
          <text:p/>
        </draw:rect>
        <draw:rect draw:style-name="gr14" draw:text-style-name="P1" draw:layer="layout" svg:width="0.5cm" svg:height="0.5cm" svg:x="4.5cm" svg:y="13cm">
          <text:p/>
        </draw:rect>
        <draw:rect draw:style-name="gr15" draw:text-style-name="P1" draw:layer="layout" svg:width="0.5cm" svg:height="0.5cm" svg:x="4cm" svg:y="13cm">
          <text:p/>
        </draw:rect>
        <draw:rect draw:style-name="gr14" draw:text-style-name="P1" draw:layer="layout" svg:width="0.5cm" svg:height="0.5cm" svg:x="3.5cm" svg:y="13cm">
          <text:p/>
        </draw:rect>
        <draw:g>
          <draw:ellipse draw:style-name="gr16" draw:text-style-name="P1" draw:layer="layout" svg:width="0.378cm" svg:height="0.387cm" svg:x="5.5cm" svg:y="9.613cm">
            <text:p/>
          </draw:ellipse>
          <draw:line draw:style-name="gr17" draw:text-style-name="P1" draw:layer="layout" svg:x1="5.614cm" svg:y1="9.851cm" svg:x2="5.762cm" svg:y2="9.847cm">
            <text:p/>
          </draw:line>
          <draw:line draw:style-name="gr17" draw:text-style-name="P1" draw:layer="layout" svg:x1="5.656cm" svg:y1="9.853cm" svg:x2="5.656cm" svg:y2="9.893cm">
            <text:p/>
          </draw:line>
          <draw:line draw:style-name="gr17" draw:text-style-name="P1" draw:layer="layout" svg:x1="5.717cm" svg:y1="9.86cm" svg:x2="5.717cm" svg:y2="9.9cm">
            <text:p/>
          </draw:line>
          <draw:ellipse draw:style-name="gr18" draw:text-style-name="P1" draw:layer="layout" svg:width="0.069cm" svg:height="0.068cm" svg:x="5.596cm" svg:y="9.693cm">
            <text:p/>
          </draw:ellipse>
          <draw:ellipse draw:style-name="gr18" draw:text-style-name="P1" draw:layer="layout" svg:width="0.069cm" svg:height="0.068cm" svg:x="5.688cm" svg:y="9.693cm">
            <text:p/>
          </draw:ellipse>
        </draw:g>
        <draw:g>
          <draw:ellipse draw:style-name="gr16" draw:text-style-name="P1" draw:layer="layout" svg:width="0.378cm" svg:height="0.387cm" svg:x="4.122cm" svg:y="9.828cm">
            <text:p/>
          </draw:ellipse>
          <draw:line draw:style-name="gr17" draw:text-style-name="P1" draw:layer="layout" svg:x1="4.236cm" svg:y1="10.066cm" svg:x2="4.384cm" svg:y2="10.062cm">
            <text:p/>
          </draw:line>
          <draw:line draw:style-name="gr17" draw:text-style-name="P1" draw:layer="layout" svg:x1="4.278cm" svg:y1="10.068cm" svg:x2="4.278cm" svg:y2="10.108cm">
            <text:p/>
          </draw:line>
          <draw:line draw:style-name="gr17" draw:text-style-name="P1" draw:layer="layout" svg:x1="4.339cm" svg:y1="10.075cm" svg:x2="4.339cm" svg:y2="10.115cm">
            <text:p/>
          </draw:line>
          <draw:ellipse draw:style-name="gr18" draw:text-style-name="P1" draw:layer="layout" svg:width="0.069cm" svg:height="0.068cm" svg:x="4.218cm" svg:y="9.908cm">
            <text:p/>
          </draw:ellipse>
          <draw:ellipse draw:style-name="gr18" draw:text-style-name="P1" draw:layer="layout" svg:width="0.069cm" svg:height="0.068cm" svg:x="4.31cm" svg:y="9.908cm">
            <text:p/>
          </draw:ellipse>
        </draw:g>
        <draw:g>
          <draw:ellipse draw:style-name="gr16" draw:text-style-name="P1" draw:layer="layout" svg:width="0.378cm" svg:height="0.387cm" svg:x="3.122cm" svg:y="10.5cm">
            <text:p/>
          </draw:ellipse>
          <draw:line draw:style-name="gr17" draw:text-style-name="P1" draw:layer="layout" svg:x1="3.236cm" svg:y1="10.738cm" svg:x2="3.384cm" svg:y2="10.734cm">
            <text:p/>
          </draw:line>
          <draw:line draw:style-name="gr17" draw:text-style-name="P1" draw:layer="layout" svg:x1="3.278cm" svg:y1="10.74cm" svg:x2="3.278cm" svg:y2="10.78cm">
            <text:p/>
          </draw:line>
          <draw:line draw:style-name="gr17" draw:text-style-name="P1" draw:layer="layout" svg:x1="3.339cm" svg:y1="10.747cm" svg:x2="3.339cm" svg:y2="10.787cm">
            <text:p/>
          </draw:line>
          <draw:ellipse draw:style-name="gr18" draw:text-style-name="P1" draw:layer="layout" svg:width="0.069cm" svg:height="0.068cm" svg:x="3.218cm" svg:y="10.58cm">
            <text:p/>
          </draw:ellipse>
          <draw:ellipse draw:style-name="gr18" draw:text-style-name="P1" draw:layer="layout" svg:width="0.069cm" svg:height="0.068cm" svg:x="3.31cm" svg:y="10.58cm">
            <text:p/>
          </draw:ellipse>
        </draw:g>
        <draw:g>
          <draw:ellipse draw:style-name="gr16" draw:text-style-name="P1" draw:layer="layout" svg:width="0.378cm" svg:height="0.387cm" svg:x="3.5cm" svg:y="11.5cm">
            <text:p/>
          </draw:ellipse>
          <draw:line draw:style-name="gr17" draw:text-style-name="P1" draw:layer="layout" svg:x1="3.614cm" svg:y1="11.738cm" svg:x2="3.762cm" svg:y2="11.734cm">
            <text:p/>
          </draw:line>
          <draw:line draw:style-name="gr17" draw:text-style-name="P1" draw:layer="layout" svg:x1="3.656cm" svg:y1="11.74cm" svg:x2="3.656cm" svg:y2="11.78cm">
            <text:p/>
          </draw:line>
          <draw:line draw:style-name="gr17" draw:text-style-name="P1" draw:layer="layout" svg:x1="3.717cm" svg:y1="11.747cm" svg:x2="3.717cm" svg:y2="11.787cm">
            <text:p/>
          </draw:line>
          <draw:ellipse draw:style-name="gr18" draw:text-style-name="P1" draw:layer="layout" svg:width="0.069cm" svg:height="0.068cm" svg:x="3.596cm" svg:y="11.58cm">
            <text:p/>
          </draw:ellipse>
          <draw:ellipse draw:style-name="gr18" draw:text-style-name="P1" draw:layer="layout" svg:width="0.069cm" svg:height="0.068cm" svg:x="3.688cm" svg:y="11.58cm">
            <text:p/>
          </draw:ellipse>
        </draw:g>
        <draw:g>
          <draw:ellipse draw:style-name="gr16" draw:text-style-name="P1" draw:layer="layout" svg:width="0.378cm" svg:height="0.387cm" svg:x="4.622cm" svg:y="12cm">
            <text:p/>
          </draw:ellipse>
          <draw:line draw:style-name="gr17" draw:text-style-name="P1" draw:layer="layout" svg:x1="4.736cm" svg:y1="12.238cm" svg:x2="4.884cm" svg:y2="12.234cm">
            <text:p/>
          </draw:line>
          <draw:line draw:style-name="gr17" draw:text-style-name="P1" draw:layer="layout" svg:x1="4.778cm" svg:y1="12.24cm" svg:x2="4.778cm" svg:y2="12.28cm">
            <text:p/>
          </draw:line>
          <draw:line draw:style-name="gr17" draw:text-style-name="P1" draw:layer="layout" svg:x1="4.839cm" svg:y1="12.247cm" svg:x2="4.839cm" svg:y2="12.287cm">
            <text:p/>
          </draw:line>
          <draw:ellipse draw:style-name="gr18" draw:text-style-name="P1" draw:layer="layout" svg:width="0.069cm" svg:height="0.068cm" svg:x="4.718cm" svg:y="12.08cm">
            <text:p/>
          </draw:ellipse>
          <draw:ellipse draw:style-name="gr18" draw:text-style-name="P1" draw:layer="layout" svg:width="0.069cm" svg:height="0.068cm" svg:x="4.81cm" svg:y="12.08cm">
            <text:p/>
          </draw:ellipse>
        </draw:g>
        <draw:frame draw:style-name="gr19" draw:layer="layout" svg:width="2.945cm" svg:height="0.64cm" svg:x="12cm" svg:y="9.722cm">
          <draw:text-box>
            <text:p text:style-name="P6"><text:span text:style-name="T7">Choix des tours</text:span></text:p>
          </draw:text-box>
        </draw:frame>
        <draw:rect draw:style-name="gr14" draw:text-style-name="P1" draw:layer="layout" svg:width="0.5cm" svg:height="0.5cm" svg:x="15.998cm" svg:y="9.743cm">
          <text:p/>
        </draw:rect>
        <draw:rect draw:style-name="gr15" draw:text-style-name="P1" draw:layer="layout" svg:width="0.5cm" svg:height="0.5cm" svg:x="15.242cm" svg:y="9.743cm">
          <text:p/>
        </draw:rect>
        <draw:rect draw:style-name="gr20" draw:text-style-name="P1" draw:layer="layout" svg:width="0.5cm" svg:height="0.5cm" svg:x="16cm" svg:y="7.5cm">
          <text:p/>
        </draw:rect>
        <draw:line draw:style-name="gr17" draw:text-style-name="P1" draw:layer="layout" svg:x1="16.138cm" svg:y1="7.787cm" svg:x2="16.371cm" svg:y2="7.78cm">
          <text:p/>
        </draw:line>
        <draw:rect draw:style-name="gr21" draw:text-style-name="P3" draw:layer="layout" svg:width="2cm" svg:height="0.5cm" svg:x="2.5cm" svg:y="8cm">
          <text:p text:style-name="P3">Fichier</text:p>
        </draw:rect>
        <draw:rect draw:style-name="gr21" draw:text-style-name="P3" draw:layer="layout" svg:width="2cm" svg:height="0.5cm" svg:x="4.5cm" svg:y="8cm">
          <text:p text:style-name="P3">Édition</text:p>
        </draw:rect>
        <draw:rect draw:style-name="gr21" draw:text-style-name="P3" draw:layer="layout" svg:width="2cm" svg:height="0.5cm" svg:x="6.5cm" svg:y="8cm">
          <text:p text:style-name="P3">Aide</text:p>
        </draw:rect>
        <draw:rect draw:style-name="gr21" draw:text-style-name="P3" draw:layer="layout" svg:width="8.5cm" svg:height="0.5cm" svg:x="8.5cm" svg:y="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2T22:19:17.63</meta:creation-date>
    <dc:date>2010-01-12T23:19:35.29</dc:date>
    <meta:editing-duration>PT01H00M11S</meta:editing-duration>
    <meta:editing-cycles>23</meta:editing-cycles>
    <meta:generator>OpenOffice.org/3.1$Win32 OpenOffice.org_project/310m19$Build-9420</meta:generator>
    <meta:document-statistic meta:object-count="74"/>
  </office:meta>
</office:document-meta>
</file>